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none" officeooo:paragraph-rsid="00041305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officeooo:paragraph-rsid="0004183e"/>
    </style:style>
    <style:style style:name="T1" style:family="text">
      <style:text-properties fo:language="en" fo:country="GB" officeooo:rsid="00041305"/>
    </style:style>
    <style:style style:name="T2" style:family="text">
      <style:text-properties officeooo:rsid="0004183e"/>
    </style:style>
    <style:style style:name="T3" style:family="text">
      <style:text-properties fo:font-weight="bold" officeooo:rsid="0004183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183e" style:font-weight-asian="bold" style:font-weight-complex="bold"/>
    </style:style>
    <style:style style:name="T5" style:family="text">
      <style:text-properties officeooo:rsid="0005c348"/>
    </style:style>
    <style:style style:name="T6" style:family="text">
      <style:text-properties officeooo:rsid="00070b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/>
      <text:p text:style-name="P3"><text:tab/><text:tab/><text:tab/><text:tab/><text:tab/><text:span text:style-name="T4">LAPTOP VERSUS TABLETS</text:span></text:p>
      <text:p text:style-name="P3"/>
      <text:p text:style-name="P3"><text:tab/>If you are thinking of buying a new tablet or laptop, you may want to consider the advantages and disadvantages of each.</text:p>
      <text:p text:style-name="P2"/>
      <text:p text:style-name="P2"><text:tab/>On the one hand, a tablet is more comfortable when it comes to transporting it, although it is more difficult when you write. Also, a tablet is quite cheap compared to laptops. They also both need a battery so that it doesn't turn off during use, but typically a laptop battery is more powerful.</text:p>
      <text:p text:style-name="P2"/>
      <text:p text:style-name="P2"><text:tab/>On the other hand, a laptop has more and larger components than a tablet. However, it depends on the use you are going to give it, you will get a more optimal performance. The screen of a tablet is smaller than that of a laptop. Besides, a laptop needs to be cleaned often as it picks up dust.</text:p>
      <text:p text:style-name="P2"/>
      <text:p text:style-name="P2"><text:tab/><text:span text:style-name="T5">In conclusion, </text:span><text:span text:style-name="T6">t</text:span><text:span text:style-name="T5">he decision to choose is in your hands after knowing the advantages and disadvantages, in short, a laptop has more advantage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none" officeooo:paragraph-rsid="00041305"/>
    </style:style>
    <style:style style:name="MT1" style:family="text">
      <style:text-properties fo:language="en" fo:country="GB" officeooo:rsid="00041305"/>
    </style:style>
    <style:style style:name="MT2" style:family="text">
      <style:text-properties officeooo:rsid="00070b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49cm"/>
      </style:header-style>
      <style:footer-style>
        <style:header-footer-properties fo:min-height="0cm" fo:margin-top="0.499cm" fo:border-top="0.06pt solid #000000" fo:border-bottom="0.06pt solid #000000" fo:border-left="none" fo:border-right="none" fo:padding="0.04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IT 1<text:tab/>WRITING ENGLISH<text:tab/>1ºDAM</text:span></text:p>
      </style:header>
      <style:footer>
        <text:p text:style-name="Footer"><text:span text:style-name="MT2"><text:tab/></text:span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09:27:41.411000000</meta:creation-date>
    <meta:generator>LibreOffice/6.4.4.2$Windows_X86_64 LibreOffice_project/3d775be2011f3886db32dfd395a6a6d1ca2630ff</meta:generator>
    <dc:date>2021-10-25T10:06:42.040000000</dc:date>
    <meta:editing-duration>PT3M3S</meta:editing-duration>
    <meta:editing-cycles>1</meta:editing-cycles>
    <meta:document-statistic meta:table-count="0" meta:image-count="0" meta:object-count="0" meta:page-count="1" meta:paragraph-count="8" meta:word-count="166" meta:character-count="914" meta:non-whitespace-character-count="743"/>
  </office:meta>
</office:document-meta>
</file>